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f your system uses **Btrfs** as the filesystem and you are facing issues with the EFI partition, you will want to ensure that both your root (`@`) and EFI partitions are set up correctly. Here’s how to proceed step-by-step:</text:p>
      <text:p text:style-name="Standard"/>
      <text:p text:style-name="Standard">### 1. **Identify Your Partitions**</text:p>
      <text:p text:style-name="Standard">Ensure you know which partition is your EFI partition and which is your Btrfs root partition. Run:</text:p>
      <text:p text:style-name="Standard">```bash</text:p>
      <text:p text:style-name="Standard">lsblk -f</text:p>
      <text:p text:style-name="Standard">```</text:p>
      <text:p text:style-name="Standard">Look for a partition that is:</text:p>
      <text:p text:style-name="Standard">- Formatted as **vfat** (for EFI, typically around 100MB-500MB)</text:p>
      <text:p text:style-name="Standard">- Labeled as **EFI System Partition** or similar.</text:p>
      <text:p text:style-name="Standard"/>
      <text:p text:style-name="Standard">### 2. **Mount Your Btrfs Root Partition**</text:p>
      <text:p text:style-name="Standard">First, mount your Btrfs root partition with the `@` subvolume. Assuming your root is on `/dev/nvme0n1pX` (replace `X` with the actual partition number):</text:p>
      <text:p text:style-name="Standard"/>
      <text:p text:style-name="Standard">```bash</text:p>
      <text:p text:style-name="Standard">sudo mount -o subvol=@ /dev/nvme0n1pX /mnt</text:p>
      <text:p text:style-name="Standard">```</text:p>
      <text:p text:style-name="Standard"/>
      <text:p text:style-name="Standard">Then, mount your home subvolume (if you need it):</text:p>
      <text:p text:style-name="Standard">```bash</text:p>
      <text:p text:style-name="Standard">sudo mount -o subvol=@home /dev/nvme0n1pX /mnt/home</text:p>
      <text:p text:style-name="Standard">```</text:p>
      <text:p text:style-name="Standard"/>
      <text:p text:style-name="Standard">### 3. **Mount the EFI Partition**</text:p>
      <text:p text:style-name="Standard">Next, mount the EFI partition. Assuming you identified it as `/dev/nvme0n1pY` (replace `Y` with the correct partition number):</text:p>
      <text:p text:style-name="Standard"/>
      <text:p text:style-name="Standard">```bash</text:p>
      <text:p text:style-name="Standard">sudo mount /dev/nvme0n1pY /mnt/boot/efi</text:p>
      <text:p text:style-name="Standard">```</text:p>
      <text:p text:style-name="Standard"/>
      <text:p text:style-name="Standard">### 4. **Check the Contents of the EFI Partition**</text:p>
      <text:p text:style-name="Standard">After mounting, check the contents:</text:p>
      <text:p text:style-name="Standard">```bash</text:p>
      <text:p text:style-name="Standard">ls /mnt/boot/efi</text:p>
      <text:p text:style-name="Standard">```</text:p>
      <text:p text:style-name="Standard"><text:soft-page-break/>You should see a folder named **EFI**. Inside it, there should be subfolders for your bootloaders, such as **GRUB** or any other bootloader you might be using.</text:p>
      <text:p text:style-name="Standard"/>
      <text:p text:style-name="Standard">### 5. **Prepare to Chroot**</text:p>
      <text:p text:style-name="Standard">Before entering the chroot environment, ensure the necessary directories are mounted:</text:p>
      <text:p text:style-name="Standard">```bash</text:p>
      <text:p text:style-name="Standard">sudo mount --bind /dev /mnt/dev</text:p>
      <text:p text:style-name="Standard">sudo mount --bind /proc /mnt/proc</text:p>
      <text:p text:style-name="Standard">sudo mount --bind /sys /mnt/sys</text:p>
      <text:p text:style-name="Standard">sudo mount --bind /run /mnt/run</text:p>
      <text:p text:style-name="Standard">```</text:p>
      <text:p text:style-name="Standard"/>
      <text:p text:style-name="Standard">### 6. **Chroot into Your Btrfs System**</text:p>
      <text:p text:style-name="Standard">Now, chroot into your Parrot OS installation:</text:p>
      <text:p text:style-name="Standard">```bash</text:p>
      <text:p text:style-name="Standard">sudo chroot /mnt</text:p>
      <text:p text:style-name="Standard">```</text:p>
      <text:p text:style-name="Standard"/>
      <text:p text:style-name="Standard">### 7. **Reinstall GRUB**</text:p>
      <text:p text:style-name="Standard">Inside the chroot environment, you can reinstall GRUB. Use the following commands based on your system:</text:p>
      <text:p text:style-name="Standard"/>
      <text:p text:style-name="Standard">- **For UEFI systems**:</text:p>
      <text:p text:style-name="Standard"><text:s text:c="4"/>```bash</text:p>
      <text:p text:style-name="Standard"><text:s text:c="4"/>grub-install --target=x86_64-efi --efi-directory=/boot/efi --bootloader-id=GRUB</text:p>
      <text:p text:style-name="Standard"><text:s text:c="4"/>```</text:p>
      <text:p text:style-name="Standard"/>
      <text:p text:style-name="Standard">- **For Legacy BIOS systems** (if applicable):</text:p>
      <text:p text:style-name="Standard"><text:s text:c="4"/>```bash</text:p>
      <text:p text:style-name="Standard"><text:s text:c="4"/>grub-install /dev/nvme0n1</text:p>
      <text:p text:style-name="Standard"><text:s text:c="4"/>```</text:p>
      <text:p text:style-name="Standard"/>
      <text:p text:style-name="Standard">### 8. **Generate the GRUB Configuration File**</text:p>
      <text:p text:style-name="Standard">After installing GRUB, regenerate the configuration file:</text:p>
      <text:p text:style-name="Standard">```bash</text:p>
      <text:p text:style-name="Standard">grub-mkconfig -o /boot/grub/grub.cfg</text:p>
      <text:p text:style-name="Standard">```</text:p>
      <text:p text:style-name="Standard"/>
      <text:p text:style-name="Standard">### 9. **Exit the Chroot Environment**</text:p>
      <text:p text:style-name="Standard">Once done, exit the chroot:</text:p>
      <text:p text:style-name="Standard"><text:soft-page-break/>```bash</text:p>
      <text:p text:style-name="Standard">exit</text:p>
      <text:p text:style-name="Standard">```</text:p>
      <text:p text:style-name="Standard"/>
      <text:p text:style-name="Standard">### 10. **Unmount All Partitions**</text:p>
      <text:p text:style-name="Standard">Unmount everything in reverse order:</text:p>
      <text:p text:style-name="Standard">```bash</text:p>
      <text:p text:style-name="Standard">sudo umount /mnt/run</text:p>
      <text:p text:style-name="Standard">sudo umount /mnt/dev</text:p>
      <text:p text:style-name="Standard">sudo umount /mnt/proc</text:p>
      <text:p text:style-name="Standard">sudo umount /mnt/sys</text:p>
      <text:p text:style-name="Standard">sudo umount /mnt/home</text:p>
      <text:p text:style-name="Standard">sudo umount /mnt/boot/efi</text:p>
      <text:p text:style-name="Standard">sudo umount /mnt</text:p>
      <text:p text:style-name="Standard">```</text:p>
      <text:p text:style-name="Standard"/>
      <text:p text:style-name="Standard">### 11. **Reboot the System**</text:p>
      <text:p text:style-name="Standard">Finally, reboot your system:</text:p>
      <text:p text:style-name="Standard">```bash</text:p>
      <text:p text:style-name="Standard">sudo reboot</text:p>
      <text:p text:style-name="Standard">```</text:p>
      <text:p text:style-name="Standard"/>
      <text:p text:style-name="Standard">Remove the live USB when prompted, and your system should boot into Parrot OS with GRUB fixed.</text:p>
      <text:p text:style-name="Standard"/>
      <text:p text:style-name="Standard">### Important Notes:</text:p>
      <text:p text:style-name="Standard">- **Btrfs with subvolumes**: Always ensure you are mounting the correct subvolumes (`@` for root and `@home` for home).</text:p>
      <text:p text:style-name="Standard">- **EFI Issues**: If the EFI partition was empty or not properly set up, you may need to recreate it using `mkfs.fat` as detailed in the previous messages.</text:p>
      <text:p text:style-name="Standard"/>
      <text:p text:style-name="Standard">This should help you restore your GRUB bootloader correctly. Let me know if you run into any issues or have further question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04:07:30.848158743</meta:creation-date>
    <dc:date>2024-10-13T04:08:09.465533621</dc:date>
    <meta:editing-duration>PT38S</meta:editing-duration>
    <meta:editing-cycles>2</meta:editing-cycles>
    <meta:document-statistic meta:table-count="0" meta:image-count="0" meta:object-count="0" meta:page-count="3" meta:paragraph-count="83" meta:word-count="491" meta:character-count="3100" meta:non-whitespace-character-count="2675"/>
    <meta:generator>LibreOffice/24.8.0.3$Linux_X86_64 LibreOffice_project/480$Build-3</meta:generator>
  </office:meta>
</office:document-meta>
</file>